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Table_20_Contents">
      <style:text-properties officeooo:rsid="00033022" officeooo:paragraph-rsid="00033022"/>
    </style:style>
    <style:style style:name="P8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9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T1" style:family="text">
      <style:text-properties officeooo:rsid="000320ce"/>
    </style:style>
    <style:style style:name="T2" style:family="text">
      <style:text-properties officeooo:rsid="000652b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D XML (DTD et XML)</text:p>
      <text:p text:style-name="Standard"/>
      <text:list xml:id="list1168817896" text:style-name="Numbering_20_1">
        <text:list-item>
          <text:p text:style-name="question">Définissez un objet de votre choix en XML.</text:p>
        </text:list-item>
        <text:list-item>
          <text:p text:style-name="question">Donnez le DTD correspondant.</text:p>
        </text:list-item>
      </text:list>
      <text:p text:style-name="Standard"/>
      <text:p text:style-name="Standard">Pour vérifier que votre XML est cohérent par rapport à votre DTD, vous utiliserez l'utilitaire xmllint <text:span text:style-name="T1">ou l'outil de vérification de netbeans</text:span>.</text:p>
      <text:p text:style-name="Standard">En ligne de commande :</text:p>
      <text:p text:style-name="P3">xmllint --dtdvalid votreFichier.dtd votreFichier.xml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1234506615" text:style-name="L1">
        <text:list-item>
          <text:p text:style-name="P8">Une bibliothèque est composée d’une ou plusieurs allées.</text:p>
        </text:list-item>
        <text:list-item>
          <text:p text:style-name="P8">Chaque allée contient un ou plusieurs rayons.</text:p>
        </text:list-item>
        <text:list-item>
          <text:p text:style-name="P8">Une allée doit avoir un numéro.</text:p>
        </text:list-item>
        <text:list-item>
          <text:p text:style-name="P8">Chaque rayon possède ou non des ouvrages.</text:p>
        </text:list-item>
        <text:list-item>
          <text:p text:style-name="P8">Un rayon peut éventuellement posséder un numéro.</text:p>
        </text:list-item>
        <text:list-item>
          <text:p text:style-name="P8">Un ouvrage est identifié grâce à son titre, éventuellement son auteur et éventuellement son numéro(par exemple pour des périodiques ou des sagas).</text:p>
        </text:list-item>
        <text:list-item>
          <text:p text:style-name="P8">Chaque ouvrage fait partie d'un des types suivants :</text:p>
        </text:list-item>
      </text:list>
      <text:list xml:id="list1345483213" text:style-name="L2">
        <text:list-item>
          <text:p text:style-name="P9">littérature</text:p>
        </text:list-item>
        <text:list-item>
          <text:p text:style-name="P9">manuelScolaire</text:p>
        </text:list-item>
        <text:list-item>
          <text:p text:style-name="P9">périodique</text:p>
        </text:list-item>
        <text:list-item>
          <text:p text:style-name="P9">scienceEtTechnique</text:p>
        </text:list-item>
      </text:list>
      <text:list xml:id="list114751988967831" text:continue-list="list1234506615" text:style-name="L1">
        <text:list-item>
          <text:p text:style-name="P8">Par défaut un ouvrage sera considéré comme faisant partie du type littérature.</text:p>
        </text:list-item>
      </text:list>
      <text:p text:style-name="P2"/>
      <text:list xml:id="list114751879117512" text:continue-list="list1168817896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uméro d'allée</text:p>
          </table:table-cell>
          <table:table-cell table:style-name="Tableau1.A1" office:value-type="string">
            <text:p text:style-name="P5">numéro rayon</text:p>
          </table:table-cell>
          <table:table-cell table:style-name="Tableau1.A1" office:value-type="string">
            <text:p text:style-name="P5">nom ouvrage</text:p>
          </table:table-cell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numéro</text:p>
          </table:table-cell>
          <table:table-cell table:style-name="Tableau1.F1" office:value-type="string">
            <text:p text:style-name="P5">type ouvrag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 papillon des étoiles</text:p>
          </table:table-cell>
          <table:table-cell table:style-name="Tableau1.D9" office:value-type="string">
            <text:p text:style-name="Table_20_Contents">Bernard WERBER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s Formes de base</text:p>
          </table:table-cell>
          <table:table-cell table:style-name="Tableau1.D9" office:value-type="string">
            <text:p text:style-name="Table_20_Contents">Daniele Dumo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manuelScolai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<text:bookmark-start text:name="__DdeLink__245_3623864294"/>XML et XSL : Les feuilles de style XML<text:bookmark-end text:name="__DdeLink__245_3623864294"/></text:p>
          </table:table-cell>
          <table:table-cell table:style-name="Tableau1.D9" office:value-type="string">
            <text:p text:style-name="Table_20_Contents">Cyril Vince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scienceEtTechn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LINUX Magazine</text:p>
          </table:table-cell>
          <table:table-cell table:style-name="Tableau1.D9" office:value-type="string">
            <text:p text:style-name="Table_20_Contents"/>
          </table:table-cell>
          <table:table-cell table:style-name="Tableau1.A2" office:value-type="float" office:value="102">
            <text:p text:style-name="P4">102</text:p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P6">Closer</text:p>
          </table:table-cell>
          <table:table-cell table:style-name="Tableau1.D9" office:value-type="string">
            <text:p text:style-name="Table_20_Contents"/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Harry Potter</text:p>
          </table:table-cell>
          <table:table-cell table:style-name="Tableau1.D9" office:value-type="string">
            <text:p text:style-name="Table_20_Contents">J.K Ro<text:span text:style-name="T2">w</text:span>lin<text:span text:style-name="T2">g</text:span>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8" office:value-type="string">
            <text:p text:style-name="P4">2</text:p>
          </table:table-cell>
          <table:table-cell table:style-name="Tableau1.B8" office:value-type="string">
            <text:p text:style-name="P4">1</text:p>
          </table:table-cell>
          <table:table-cell table:style-name="Tableau1.C9" office:value-type="string">
            <text:p text:style-name="Table_20_Contents">Jeu de nains</text:p>
          </table:table-cell>
          <table:table-cell table:style-name="Tableau1.D9" office:value-type="string">
            <text:p text:style-name="Table_20_Contents">Terry Pratchett</text:p>
          </table:table-cell>
          <table:table-cell table:style-name="Tableau1.E8" office:value-type="string">
            <text:p text:style-name="P4">3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9" office:value-type="string">
            <text:p text:style-name="P4">2</text:p>
          </table:table-cell>
          <table:table-cell table:style-name="Tableau1.B9" office:value-type="string">
            <text:p text:style-name="P4">2</text:p>
          </table:table-cell>
          <table:table-cell table:style-name="Tableau1.C9" office:value-type="string">
            <text:p text:style-name="P7">Fondation</text:p>
          </table:table-cell>
          <table:table-cell table:style-name="Tableau1.D9" office:value-type="string">
            <text:p text:style-name="P7">Isaac Asimov</text:p>
          </table:table-cell>
          <table:table-cell table:style-name="Tableau1.E9" office:value-type="string">
            <text:p text:style-name="P4">2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10" office:value-type="string">
            <text:p text:style-name="P4">2</text:p>
          </table:table-cell>
          <table:table-cell table:style-name="Tableau1.B10" office:value-type="string">
            <text:p text:style-name="P4">2</text:p>
          </table:table-cell>
          <table:table-cell table:style-name="Tableau1.C10" office:value-type="string">
            <text:p text:style-name="Table_20_Contents"><text:bookmark-start text:name="__DdeLink__227_2067052511"/>Ajax, jQuery et PHP<text:bookmark-end text:name="__DdeLink__227_2067052511"/></text:p>
          </table:table-cell>
          <table:table-cell table:style-name="Tableau1.D10" office:value-type="string">
            <text:p text:style-name="Table_20_Contents">Jean-marie Defrance</text:p>
          </table:table-cell>
          <table:table-cell table:style-name="Tableau1.A2">
            <text:p text:style-name="P4"/>
          </table:table-cell>
          <table:table-cell table:style-name="Tableau1.F10" office:value-type="string">
            <text:p text:style-name="Table_20_Contents">scienceEtTechnique</text:p>
          </table:table-cell>
        </table:table-row>
      </table:table>
      <text:p text:style-name="Standard"/>
      <text:list xml:id="list114751576267607" text:continue-numbering="true" text:style-name="Numbering_20_1">
        <text:list-item>
          <text:p text:style-name="question">Donnez le code XML correspondant à la bibliothèque décrite ci-dessu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9-09-03T11:47:50.655492696</dc:date>
    <meta:editing-duration>PT2H51M2S</meta:editing-duration>
    <meta:editing-cycles>19</meta:editing-cycles>
    <meta:generator>LibreOffice/6.2.6.2$Linux_X86_64 LibreOffice_project/20$Build-2</meta:generator>
    <meta:document-statistic meta:table-count="1" meta:image-count="0" meta:object-count="0" meta:page-count="1" meta:paragraph-count="76" meta:word-count="268" meta:character-count="1572" meta:non-whitespace-character-count="1396"/>
  </office:meta>
</office:document-meta>
</file>